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25-01-03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6256" calcext:value-type="float">
            <text:p>35.57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24-01-0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23-01-0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22-01-12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20-12-22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20-01-08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9-01-30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7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6-12-28 19:5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5-12-22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3-12-19 16:15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8072" calcext:value-type="float">
            <text:p>35.6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3-01-16 15:15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2-01-06 19:02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10-12-29 19:24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9-12-21 17:4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8-12-31 16:15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8-01-02 20:12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7-02-08 16:02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6-01-11 16:49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4-12-30 14:42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4-01-09 17:21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3-01-10 17:1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2-01-04 17:54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1-01-10 15:55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200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0639100202901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